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22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2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6" style:family="table-cell" style:parent-style-name="Default" style:data-style-name="N123">
      <style:table-cell-properties fo:border="none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7.82pt" svg:y="273.66pt">
            <loext:p draw:notify-on-update-of-ranges="Sheet1.F15:Sheet1.F17 Sheet1.C54:Sheet1.C58 Sheet1.A52:Sheet1.A52 Sheet1.D54:Sheet1.D58 Sheet1.J3:Sheet1.J8 Sheet1.B4:Sheet1.B4 Sheet1.B6:Sheet1.B11 Sheet1.J13:Sheet1.J18 Sheet1.F4:Sheet1.F4 Sheet1.F6:Sheet1.F11 Sheet1.J23:Sheet1.J28 Sheet1.B13:Sheet1.B13 Sheet1.B15:Sheet1.B20 Sheet1.J33:Sheet1.J37 Sheet1.F13:Sheet1.F13 Sheet1.F15:Sheet1.F17 Sheet1.N3:Sheet1.N4 Sheet1.M3:Sheet1.M3 Sheet1.O3:Sheet1.O4 Sheet1.N13:Sheet1.N14 Sheet1.M13:Sheet1.M13 Sheet1.O13:Sheet1.O14 Sheet1.N23:Sheet1.N24 Sheet1.M23:Sheet1.M23 Sheet1.O23:Sheet1.O24 Sheet1.N33:Sheet1.N34 Sheet1.M33:Sheet1.M33 Sheet1.O33:Sheet1.O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454.28pt" svg:y="625.58pt">
            <loext:p draw:notify-on-update-of-ranges="Sheet1.F15:Sheet1.F17 Sheet1.C54:Sheet1.C58 Sheet1.A52:Sheet1.A52 Sheet1.B54:Sheet1.B58 Sheet1.J3:Sheet1.J8 Sheet1.B4:Sheet1.B4 Sheet1.K3:Sheet1.K8 Sheet1.J13:Sheet1.J18 Sheet1.F4:Sheet1.F4 Sheet1.K13:Sheet1.K18 Sheet1.J23:Sheet1.J28 Sheet1.B13:Sheet1.B13 Sheet1.K23:Sheet1.K28 Sheet1.J33:Sheet1.J37 Sheet1.F13:Sheet1.F13 Sheet1.K33:Sheet1.K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7"/>
        <table:table-column table:style-name="co1" table:number-columns-repeated="16" table:default-cell-style-name="Default"/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2"/>
          <table:table-cell table:style-name="Default"/>
          <table:table-cell office:value-type="string" calcext:value-type="string">
            <text:p>P=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7"/>
          <table:table-cell table:style-name="Default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ref0</text:p>
          </table:table-cell>
          <table:table-cell table:style-name="ce18" office:value-type="float" office:value="0.0174583235600861" calcext:value-type="float">
            <text:p>1.75E-02</text:p>
          </table:table-cell>
          <table:table-cell table:formula="of:=1/SQRT([.A6])" office:value-type="float" office:value="0.03125" calcext:value-type="float">
            <text:p>0.03125</text:p>
          </table:table-cell>
          <table:table-cell table:formula="of:=2*[.I3]" office:value-type="float" office:value="0.0349166471201722" calcext:value-type="float">
            <text:p>0.0349166471</text:p>
          </table:table-cell>
          <table:table-cell/>
          <table:table-cell office:value-type="string" calcext:value-type="string">
            <text:p>Slope 2</text:p>
          </table:table-cell>
          <table:table-cell table:formula="of:=[.J3]*[.N1]" office:value-type="float" office:value="0.03125" calcext:value-type="float">
            <text:p>0.03125</text:p>
          </table:table-cell>
          <table:table-cell table:style-name="ce5" table:formula="of:=[.B6]" office:value-type="float" office:value="0.0244841104270049" calcext:value-type="float">
            <text:p>2.45E-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V3]*[.$W3]*([.T$1]+1)*([.T$1]+1))" office:value-type="float" office:value="0.12907847784173" calcext:value-type="float">
            <text:p>0.1290784778</text:p>
          </table:table-cell>
          <table:table-cell table:formula="of:=[.$R3]*[.$Q3]*([.T$1]+1)*([.T$1]+1)" office:value-type="float" office:value="256" calcext:value-type="float">
            <text:p>256</text:p>
          </table:table-cell>
          <table:table-cell table:style-name="ce5" table:formula="of:=2*ABS([.T3]-[.$I$36])" office:value-type="float" office:value="0.234451148205187" calcext:value-type="float">
            <text:p>2.34E-001</text:p>
          </table:table-cell>
          <table:table-cell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/>
          <table:table-cell table:style-name="ce1" office:value-type="string" calcext:value-type="string">
            <text:p>P=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ref1</text:p>
          </table:table-cell>
          <table:table-cell table:style-name="ce18" office:value-type="float" office:value="0.00789485608175483" calcext:value-type="float">
            <text:p>7.89E-03</text:p>
          </table:table-cell>
          <table:table-cell table:formula="of:=1/SQRT([.A7])" office:value-type="float" office:value="0.015625" calcext:value-type="float">
            <text:p>0.015625</text:p>
          </table:table-cell>
          <table:table-cell table:formula="of:=2*[.I4]" office:value-type="float" office:value="0.0157897121635097" calcext:value-type="float">
            <text:p>0.015789712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8]*[.N1]" office:value-type="float" office:value="0.0009765625" calcext:value-type="float">
            <text:p>0.0009765625</text:p>
          </table:table-cell>
          <table:table-cell table:formula="of:=10^(LOG([.O3])+[.M4]*(LOG([.N4])-LOG([.N3])))" office:value-type="float" office:value="0.000023910264088872" calcext:value-type="float">
            <text:p>2.3910264088872E-05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R3]" office:value-type="float" office:value="1024" calcext:value-type="float">
            <text:p>1024</text:p>
          </table:table-cell>
          <table:table-cell table:style-name="ce7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V4]*[.$W4]*([.T$1]+1)*([.T$1]+1))" office:value-type="float" office:value="0.0710266844174701" calcext:value-type="float">
            <text:p>0.0710266844</text:p>
          </table:table-cell>
          <table:table-cell table:formula="of:=[.$R4]*[.$Q4]*([.T$1]+1)*([.T$1]+1)" office:value-type="float" office:value="1024" calcext:value-type="float">
            <text:p>1024</text:p>
          </table:table-cell>
          <table:table-cell table:style-name="ce5" table:formula="of:=2*ABS([.T4]-[.$I$36])" office:value-type="float" office:value="0.193578428336129" calcext:value-type="float">
            <text:p>1.94E-001</text:p>
          </table:table-cell>
          <table:table-cell table:formula="of:=(LOG([.W4])-LOG([.W3]))/(LOG([.U4])-LOG([.U3]))" office:value-type="float" office:value="0.320682531109783" calcext:value-type="float">
            <text:p>0.3206825311</text:p>
          </table:table-cell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1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1" office:value-type="string" calcext:value-type="string">
            <text:p>Slope</text:p>
          </table:table-cell>
          <table:table-cell office:value-type="string" calcext:value-type="string">
            <text:p>ref2</text:p>
          </table:table-cell>
          <table:table-cell table:style-name="ce18" office:value-type="float" office:value="0.00551389230492279" calcext:value-type="float">
            <text:p>5.51E-03</text:p>
          </table:table-cell>
          <table:table-cell table:formula="of:=1/SQRT([.A8])" office:value-type="float" office:value="0.0078125" calcext:value-type="float">
            <text:p>0.0078125</text:p>
          </table:table-cell>
          <table:table-cell table:formula="of:=2*[.I5]" office:value-type="float" office:value="0.0110277846098456" calcext:value-type="float">
            <text:p>0.011027784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4]" office:value-type="float" office:value="4096" calcext:value-type="float">
            <text:p>4096</text:p>
          </table:table-cell>
          <table:table-cell table:style-name="ce7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V5]*[.$W5]*([.T$1]+1)*([.T$1]+1))" office:value-type="float" office:value="0.0403768026913819" calcext:value-type="float">
            <text:p>0.0403768027</text:p>
          </table:table-cell>
          <table:table-cell table:formula="of:=[.$R5]*[.$Q5]*([.T$1]+1)*([.T$1]+1)" office:value-type="float" office:value="4096" calcext:value-type="float">
            <text:p>4096</text:p>
          </table:table-cell>
          <table:table-cell table:style-name="ce5" table:formula="of:=2*ABS([.T5]-[.$I$36])" office:value-type="float" office:value="0.149753230851179" calcext:value-type="float">
            <text:p>1.50E-001</text:p>
          </table:table-cell>
          <table:table-cell table:formula="of:=(LOG([.W5])-LOG([.W4]))/(LOG([.U5])-LOG([.U4]))" office:value-type="float" office:value="0.454486253079726" calcext:value-type="float">
            <text:p>0.4544862531</text:p>
          </table:table-cell>
        </table:table-row>
        <table:table-row table:style-name="ro3">
          <table:table-cell table:style-name="ce3" table:formula="of:=[.$Q3]*[.$R3]*([.B$4]+1)*([.B$4]+1)" office:value-type="float" office:value="1024" calcext:value-type="float">
            <text:p>1,024</text:p>
          </table:table-cell>
          <table:table-cell table:style-name="ce8" table:formula="of:=2*ABS([.I3]-[.$I$36])" office:value-type="float" office:value="0.0244841104270049" calcext:value-type="float">
            <text:p>2.45E-2</text:p>
          </table:table-cell>
          <table:table-cell table:style-name="ce12"/>
          <table:table-cell/>
          <table:table-cell table:style-name="ce3" table:formula="of:=[.$Q3]*[.$R3]*([.F$4]+1)*([.F$4]+1)" office:value-type="float" office:value="2304" calcext:value-type="float">
            <text:p>2,304</text:p>
          </table:table-cell>
          <table:table-cell table:style-name="ce8" table:formula="of:=2*ABS([.I13]-[.$I$36])" office:value-type="float" office:value="0.000735389745223159" calcext:value-type="float">
            <text:p>7.35E-4</text:p>
          </table:table-cell>
          <table:table-cell table:style-name="ce12"/>
          <table:table-cell office:value-type="string" calcext:value-type="string">
            <text:p>ref3</text:p>
          </table:table-cell>
          <table:table-cell table:style-name="ce18" office:value-type="float" office:value="0.00523747841683597" calcext:value-type="float">
            <text:p>5.24E-03</text:p>
          </table:table-cell>
          <table:table-cell table:formula="of:=1/SQRT([.A9])" office:value-type="float" office:value="0.00390625" calcext:value-type="float">
            <text:p>0.00390625</text:p>
          </table:table-cell>
          <table:table-cell table:formula="of:=2*[.I6]" office:value-type="float" office:value="0.0104749568336719" calcext:value-type="float">
            <text:p>0.01047495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5]" office:value-type="float" office:value="16384" calcext:value-type="float">
            <text:p>16384</text:p>
          </table:table-cell>
          <table:table-cell table:style-name="ce7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V6]*[.$W6]*([.T$1]+1)*([.T$1]+1))" office:value-type="float" office:value="0.0231141746526841" calcext:value-type="float">
            <text:p>0.0231141747</text:p>
          </table:table-cell>
          <table:table-cell table:formula="of:=[.$R6]*[.$Q6]*([.T$1]+1)*([.T$1]+1)" office:value-type="float" office:value="16384" calcext:value-type="float">
            <text:p>16384</text:p>
          </table:table-cell>
          <table:table-cell table:style-name="ce5" table:formula="of:=2*ABS([.T6]-[.$I$36])" office:value-type="float" office:value="0.114241337664663" calcext:value-type="float">
            <text:p>1.14E-001</text:p>
          </table:table-cell>
          <table:table-cell table:formula="of:=(LOG([.W6])-LOG([.W5]))/(LOG([.U6])-LOG([.U5]))" office:value-type="float" office:value="0.485247495560259" calcext:value-type="float">
            <text:p>0.4852474956</text:p>
          </table:table-cell>
        </table:table-row>
        <table:table-row table:style-name="ro3">
          <table:table-cell table:style-name="ce3" table:formula="of:=[.$Q4]*[.$R4]*([.B$4]+1)*([.B$4]+1)" office:value-type="float" office:value="4096" calcext:value-type="float">
            <text:p>4,096</text:p>
          </table:table-cell>
          <table:table-cell table:style-name="ce8" table:formula="of:=2*ABS([.I4]-[.$I$36])" office:value-type="float" office:value="0.00535717547034238" calcext:value-type="float">
            <text:p>5.36E-3</text:p>
          </table:table-cell>
          <table:table-cell table:style-name="ce13" table:formula="of:=(LOG([.B7])-LOG([.B6]))/(LOG([.J4])-LOG([.J3]))" office:value-type="float" office:value="2.19230132368342" calcext:value-type="float">
            <text:p>2.2</text:p>
          </table:table-cell>
          <table:table-cell/>
          <table:table-cell table:style-name="ce3" table:formula="of:=[.$Q4]*[.$R4]*([.F$4]+1)*([.F$4]+1)" office:value-type="float" office:value="9216" calcext:value-type="float">
            <text:p>9,216</text:p>
          </table:table-cell>
          <table:table-cell table:style-name="ce8" table:formula="of:=2*ABS([.I14]-[.$I$36])" office:value-type="float" office:value="0.00012881616832958" calcext:value-type="float">
            <text:p>1.29E-4</text:p>
          </table:table-cell>
          <table:table-cell table:style-name="ce13" table:formula="of:=(LOG([.F7])-LOG([.F6]))/(LOG([.J14])-LOG([.J13]))" office:value-type="float" office:value="2.51319537442694" calcext:value-type="float">
            <text:p>2.5</text:p>
          </table:table-cell>
          <table:table-cell office:value-type="string" calcext:value-type="string">
            <text:p>ref4</text:p>
          </table:table-cell>
          <table:table-cell table:style-name="ce18" office:value-type="float" office:value="0.00521524874944744" calcext:value-type="float">
            <text:p>5.22E-03</text:p>
          </table:table-cell>
          <table:table-cell table:formula="of:=1/SQRT([.A10])" office:value-type="float" office:value="0.001953125" calcext:value-type="float">
            <text:p>0.001953125</text:p>
          </table:table-cell>
          <table:table-cell table:formula="of:=2*[.I7]" office:value-type="float" office:value="0.0104304974988949" calcext:value-type="float">
            <text:p>0.01043049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6]" office:value-type="float" office:value="65536" calcext:value-type="float">
            <text:p>65536</text:p>
          </table:table-cell>
          <table:table-cell table:style-name="ce7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V7]*[.$W7]*([.T$1]+1)*([.T$1]+1))" office:value-type="float" office:value="0.0130112430882806" calcext:value-type="float">
            <text:p>0.0130112431</text:p>
          </table:table-cell>
          <table:table-cell table:formula="of:=[.$R7]*[.$Q7]*([.T$1]+1)*([.T$1]+1)" office:value-type="float" office:value="65536" calcext:value-type="float">
            <text:p>65536</text:p>
          </table:table-cell>
          <table:table-cell table:style-name="ce5" table:formula="of:=2*ABS([.T7]-[.$I$36])" office:value-type="float" office:value="0.0901327221605453" calcext:value-type="float">
            <text:p>9.01E-002</text:p>
          </table:table-cell>
          <table:table-cell table:formula="of:=(LOG([.W7])-LOG([.W6]))/(LOG([.U7])-LOG([.U6]))" office:value-type="float" office:value="0.412489810473571" calcext:value-type="float">
            <text:p>0.4124898105</text:p>
          </table:table-cell>
        </table:table-row>
        <table:table-row table:style-name="ro3">
          <table:table-cell table:style-name="ce3" table:formula="of:=[.$Q5]*[.$R5]*([.B$4]+1)*([.B$4]+1)" office:value-type="float" office:value="16384" calcext:value-type="float">
            <text:p>16,384</text:p>
          </table:table-cell>
          <table:table-cell table:style-name="ce8" table:formula="of:=2*ABS([.I5]-[.$I$36])" office:value-type="float" office:value="0.000595247916678299" calcext:value-type="float">
            <text:p>5.95E-4</text:p>
          </table:table-cell>
          <table:table-cell table:style-name="ce13" table:formula="of:=(LOG([.B8])-LOG([.B7]))/(LOG([.J5])-LOG([.J4]))" office:value-type="float" office:value="3.16990997995049" calcext:value-type="float">
            <text:p>3.2</text:p>
          </table:table-cell>
          <table:table-cell/>
          <table:table-cell table:style-name="ce3" table:formula="of:=[.$Q5]*[.$R5]*([.F$4]+1)*([.F$4]+1)" office:value-type="float" office:value="36864" calcext:value-type="float">
            <text:p>36,864</text:p>
          </table:table-cell>
          <table:table-cell table:style-name="ce8" table:formula="of:=2*ABS([.I15]-[.$I$36])" office:value-type="float" office:value="0.0000040744723547783" calcext:value-type="float">
            <text:p>4.07E-6</text:p>
          </table:table-cell>
          <table:table-cell table:style-name="ce13" table:formula="of:=(LOG([.F8])-LOG([.F7]))/(LOG([.J15])-LOG([.J14]))" office:value-type="float" office:value="4.98255663204463" calcext:value-type="float">
            <text:p>5.0</text:p>
          </table:table-cell>
          <table:table-cell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1" office:value-type="float" office:value="262144" calcext:value-type="float">
            <text:p>262144</text:p>
          </table:table-cell>
          <table:table-cell table:style-name="ce7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V8]*[.$W8]*([.T$1]+1)*([.T$1]+1))" office:value-type="float" office:value="0.007094288004771" calcext:value-type="float">
            <text:p>0.007094288</text:p>
          </table:table-cell>
          <table:table-cell table:formula="of:=[.$R8]*[.$Q8]*([.T$1]+1)*([.T$1]+1)" office:value-type="float" office:value="262144" calcext:value-type="float">
            <text:p>262144</text:p>
          </table:table-cell>
          <table:table-cell table:style-name="ce5" table:formula="of:=2*ABS([.T8]-[.$I$36])" office:value-type="float" office:value="0.0757953298362487" calcext:value-type="float">
            <text:p>7.58E-002</text:p>
          </table:table-cell>
          <table:table-cell table:formula="of:=(LOG([.W8])-LOG([.W7]))/(LOG([.U8])-LOG([.U7]))" office:value-type="float" office:value="0.285638538812756" calcext:value-type="float">
            <text:p>0.2856385388</text:p>
          </table:table-cell>
        </table:table-row>
        <table:table-row table:style-name="ro3">
          <table:table-cell table:style-name="ce3" table:formula="of:=[.$Q6]*[.$R6]*([.B$4]+1)*([.B$4]+1)" office:value-type="float" office:value="65536" calcext:value-type="float">
            <text:p>65,536</text:p>
          </table:table-cell>
          <table:table-cell table:style-name="ce8" table:formula="of:=2*ABS([.I6]-[.$I$36])" office:value-type="float" office:value="0.0000424201405046579" calcext:value-type="float">
            <text:p>4.24E-5</text:p>
          </table:table-cell>
          <table:table-cell table:style-name="ce13" table:formula="of:=(LOG([.B9])-LOG([.B8]))/(LOG([.J6])-LOG([.J5]))" office:value-type="float" office:value="3.81066936167704" calcext:value-type="float">
            <text:p>3.8</text:p>
          </table:table-cell>
          <table:table-cell/>
          <table:table-cell table:style-name="ce3" table:formula="of:=[.$Q6]*[.$R6]*([.F$4]+1)*([.F$4]+1)" office:value-type="float" office:value="147456" calcext:value-type="float">
            <text:p>147,456</text:p>
          </table:table-cell>
          <table:table-cell table:style-name="ce8" table:formula="of:=2*ABS([.I16]-[.$I$36])" office:value-type="float" office:value="0.000000181614401857655" calcext:value-type="float">
            <text:p>1.82E-7</text:p>
          </table:table-cell>
          <table:table-cell table:style-name="ce13" table:formula="of:=(LOG([.F9])-LOG([.F8]))/(LOG([.J16])-LOG([.J15]))" office:value-type="float" office:value="4.48766272537121" calcext:value-type="float">
            <text:p>4.5</text:p>
          </table:table-cell>
          <table:table-cell table:number-columns-repeated="5"/>
          <table:table-cell table:style-name="ce21"/>
          <table:table-cell/>
          <table:table-cell table:style-name="ce5"/>
          <table:table-cell table:number-columns-repeated="9"/>
        </table:table-row>
        <table:table-row table:style-name="ro3">
          <table:table-cell table:style-name="ce3" table:formula="of:=[.$Q7]*[.$R7]*([.B$4]+1)*([.B$4]+1)" office:value-type="float" office:value="262144" calcext:value-type="float">
            <text:p>262,144</text:p>
          </table:table-cell>
          <table:table-cell table:style-name="ce8" table:formula="of:=2*ABS([.I7]-[.$I$36])" office:value-type="float" office:value="0.0000020391942724008" calcext:value-type="float">
            <text:p>2.04E-6</text:p>
          </table:table-cell>
          <table:table-cell table:style-name="ce13" table:formula="of:=(LOG([.B10])-LOG([.B9]))/(LOG([.J7])-LOG([.J6]))" office:value-type="float" office:value="4.37867826798094" calcext:value-type="float">
            <text:p>4.4</text:p>
          </table:table-cell>
          <table:table-cell/>
          <table:table-cell table:style-name="ce3" table:formula="of:=[.$Q7]*[.$R7]*([.F$4]+1)*([.F$4]+1)" office:value-type="float" office:value="589824" calcext:value-type="float">
            <text:p>589,824</text:p>
          </table:table-cell>
          <table:table-cell table:style-name="ce8" table:formula="of:=2*ABS([.I17]-[.$I$36])" office:value-type="float" office:value="0.0104325366931673" calcext:value-type="float">
            <text:p>1.04E-2</text:p>
          </table:table-cell>
          <table:table-cell table:style-name="ce13" table:formula="of:=(LOG([.F10])-LOG([.F9]))/(LOG([.J17])-LOG([.J16]))" office:value-type="float" office:value="-15.8098518576973" calcext:value-type="float">
            <text:p>-15.8</text:p>
          </table:table-cell>
          <table:table-cell table:number-columns-repeated="17"/>
        </table:table-row>
        <table:table-row table:style-name="ro3">
          <table:table-cell table:style-name="ce4" table:formula="of:=[.$Q8]*[.$R8]*([.B$4]+1)*([.B$4]+1)" office:value-type="float" office:value="1048576" calcext:value-type="float">
            <text:p>1,048,576</text:p>
          </table:table-cell>
          <table:table-cell table:style-name="ce8" table:formula="of:=2*ABS([.I8]-[.$I$36])" office:value-type="float" office:value="0.0104325366931673" calcext:value-type="float">
            <text:p>1.04E-2</text:p>
          </table:table-cell>
          <table:table-cell table:style-name="ce14" table:formula="of:=(LOG([.B11])-LOG([.B10]))/(LOG([.J8])-LOG([.J7]))" office:value-type="float" office:value="-12.3208031480858" calcext:value-type="float">
            <text:p>-12.3</text:p>
          </table:table-cell>
          <table:table-cell/>
          <table:table-cell table:style-name="ce4" table:formula="of:=[.$Q8]*[.$R8]*([.F$4]+1)*([.F$4]+1)" office:value-type="float" office:value="2359296" calcext:value-type="float">
            <text:p>2,359,296</text:p>
          </table:table-cell>
          <table:table-cell table:style-name="ce8" table:formula="of:=2*ABS([.I18]-[.$I$36])" office:value-type="float" office:value="0.0104325366931673" calcext:value-type="float">
            <text:p>1.04E-2</text:p>
          </table:table-cell>
          <table:table-cell table:style-name="ce14" table:formula="of:=(LOG([.F11])-LOG([.F10]))/(LOG([.J18])-LOG([.J17]))" office:value-type="float" office:value="-0" calcext:value-type="float">
            <text:p>0.0</text:p>
          </table:table-cell>
          <table:table-cell/>
          <table:table-cell office:value-type="string" calcext:value-type="string">
            <text:p>P=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/>
          <table:table-cell table:style-name="ce1" office:value-type="string" calcext:value-type="string">
            <text:p>P=</text:p>
          </table:table-cell>
          <table:table-cell table:style-name="ce6" office:value-type="float" office:value="4" calcext:value-type="float">
            <text:p>4</text:p>
          </table:table-cell>
          <table:table-cell table:style-name="ce10"/>
          <table:table-cell office:value-type="string" calcext:value-type="string">
            <text:p>ref0</text:p>
          </table:table-cell>
          <table:table-cell table:style-name="ce18" office:value-type="float" office:value="0.00558396321919522" calcext:value-type="float">
            <text:p>5.58E-03</text:p>
          </table:table-cell>
          <table:table-cell table:formula="of:=1/SQRT([.E6])" office:value-type="float" office:value="0.0208333333333333" calcext:value-type="float">
            <text:p>0.0208333333</text:p>
          </table:table-cell>
          <table:table-cell table:formula="of:=2*[.I13]" office:value-type="float" office:value="0.0111679264383904" calcext:value-type="float">
            <text:p>0.0111679264</text:p>
          </table:table-cell>
          <table:table-cell/>
          <table:table-cell office:value-type="string" calcext:value-type="string">
            <text:p>Slope 4</text:p>
          </table:table-cell>
          <table:table-cell table:formula="of:=[.J13]*[.N11]" office:value-type="float" office:value="0.0208333333333333" calcext:value-type="float">
            <text:p>0.0208333333</text:p>
          </table:table-cell>
          <table:table-cell table:style-name="ce5" table:formula="of:=[.F6]" office:value-type="float" office:value="0.000735389745223159" calcext:value-type="float">
            <text:p>7.35E-004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1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1" office:value-type="string" calcext:value-type="string">
            <text:p>Slope</text:p>
          </table:table-cell>
          <table:table-cell office:value-type="string" calcext:value-type="string">
            <text:p>ref1</text:p>
          </table:table-cell>
          <table:table-cell table:style-name="ce18" office:value-type="float" office:value="0.00528067643074843" calcext:value-type="float">
            <text:p>5.28E-03</text:p>
          </table:table-cell>
          <table:table-cell table:formula="of:=1/SQRT([.E7])" office:value-type="float" office:value="0.0104166666666667" calcext:value-type="float">
            <text:p>0.0104166667</text:p>
          </table:table-cell>
          <table:table-cell table:formula="of:=2*[.I14]" office:value-type="float" office:value="0.0105613528614969" calcext:value-type="float">
            <text:p>0.010561352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8]*[.N11]" office:value-type="float" office:value="0.000651041666666667" calcext:value-type="float">
            <text:p>0.0006510417</text:p>
          </table:table-cell>
          <table:table-cell table:formula="of:=10^(LOG([.O13])+[.M14]*(LOG([.N14])-LOG([.N13])))" office:value-type="float" office:value="0.000000000701322312567864" calcext:value-type="float">
            <text:p>7.01322312567864E-10</text:p>
          </table:table-cell>
          <table:table-cell table:number-columns-repeated="9"/>
        </table:table-row>
        <table:table-row table:style-name="ro3">
          <table:table-cell table:style-name="ce3" table:formula="of:=[.$Q3]*[.$R3]*([.B$13]+1)*([.B$13]+1)" office:value-type="float" office:value="4096" calcext:value-type="float">
            <text:p>4,096</text:p>
          </table:table-cell>
          <table:table-cell table:style-name="ce8" table:formula="of:=2*ABS([.I23]-[.$I$36])" office:value-type="float" office:value="0.000185608796575119" calcext:value-type="float">
            <text:p>1.86E-4</text:p>
          </table:table-cell>
          <table:table-cell table:style-name="ce13"/>
          <table:table-cell/>
          <table:table-cell table:style-name="ce3" table:formula="of:=[.$Q3]*[.$R3]*([.$F$13]+1)*([.$F$13]+1)" office:value-type="float" office:value="6400" calcext:value-type="float">
            <text:p>6,400</text:p>
          </table:table-cell>
          <table:table-cell table:style-name="ce8" table:formula="of:=2*ABS([.I33]-[.$I$36])" office:value-type="float" office:value="0.0000513868893427388" calcext:value-type="float">
            <text:p>5.14E-5</text:p>
          </table:table-cell>
          <table:table-cell table:style-name="ce13"/>
          <table:table-cell office:value-type="string" calcext:value-type="string">
            <text:p>ref2</text:p>
          </table:table-cell>
          <table:table-cell table:style-name="ce18" office:value-type="float" office:value="0.00521830558276103" calcext:value-type="float">
            <text:p>5.22E-03</text:p>
          </table:table-cell>
          <table:table-cell table:formula="of:=1/SQRT([.E8])" office:value-type="float" office:value="0.00520833333333333" calcext:value-type="float">
            <text:p>0.0052083333</text:p>
          </table:table-cell>
          <table:table-cell table:formula="of:=2*[.I1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style-name="ce3" table:formula="of:=[.$Q4]*[.$R4]*([.B$13]+1)*([.B$13]+1)" office:value-type="float" office:value="16384" calcext:value-type="float">
            <text:p>16,384</text:p>
          </table:table-cell>
          <table:table-cell table:style-name="ce8" table:formula="of:=2*ABS([.I24]-[.$I$36])" office:value-type="float" office:value="0.0000029996476879398" calcext:value-type="float">
            <text:p>3.00E-6</text:p>
          </table:table-cell>
          <table:table-cell table:style-name="ce13" table:formula="of:=(LOG([.B16])-LOG([.B15]))/(LOG([.J24])-LOG([.J23]))" office:value-type="float" office:value="5.95132821115746" calcext:value-type="float">
            <text:p>6.0</text:p>
          </table:table-cell>
          <table:table-cell/>
          <table:table-cell table:style-name="ce3" table:formula="of:=[.$Q4]*[.$R4]*([.$F$13]+1)*([.$F$13]+1)" office:value-type="float" office:value="25600" calcext:value-type="float">
            <text:p>25,600</text:p>
          </table:table-cell>
          <table:table-cell table:style-name="ce8" table:formula="of:=2*ABS([.I34]-[.$I$36])" office:value-type="float" office:value="0.00000130865485511826" calcext:value-type="float">
            <text:p>1.31E-6</text:p>
          </table:table-cell>
          <table:table-cell table:style-name="ce13" table:formula="of:=(LOG([.F16])-LOG([.F15]))/(LOG([.J34])-LOG([.J33]))" office:value-type="float" office:value="5.29524376669481" calcext:value-type="float">
            <text:p>5.3</text:p>
          </table:table-cell>
          <table:table-cell office:value-type="string" calcext:value-type="string">
            <text:p>ref3</text:p>
          </table:table-cell>
          <table:table-cell table:style-name="ce18" office:value-type="float" office:value="0.00521635915378457" calcext:value-type="float">
            <text:p>5.22E-03</text:p>
          </table:table-cell>
          <table:table-cell table:formula="of:=1/SQRT([.E9])" office:value-type="float" office:value="0.00260416666666667" calcext:value-type="float">
            <text:p>0.0026041667</text:p>
          </table:table-cell>
          <table:table-cell table:formula="of:=2*[.I16]" office:value-type="float" office:value="0.0104327183075691" calcext:value-type="float">
            <text:p>0.0104327183</text:p>
          </table:table-cell>
          <table:table-cell table:number-columns-repeated="13"/>
        </table:table-row>
        <table:table-row table:style-name="ro3">
          <table:table-cell table:style-name="ce3" table:formula="of:=[.$Q5]*[.$R5]*([.B$13]+1)*([.B$13]+1)" office:value-type="float" office:value="65536" calcext:value-type="float">
            <text:p>65,536</text:p>
          </table:table-cell>
          <table:table-cell table:style-name="ce8" table:formula="of:=2*ABS([.I25]-[.$I$36])" office:value-type="float" office:value="0.000000141485786420148" calcext:value-type="float">
            <text:p>1.41E-7</text:p>
          </table:table-cell>
          <table:table-cell table:style-name="ce13" table:formula="of:=(LOG([.B17])-LOG([.B16]))/(LOG([.J25])-LOG([.J24]))" office:value-type="float" office:value="4.40606403134041" calcext:value-type="float">
            <text:p>4.4</text:p>
          </table:table-cell>
          <table:table-cell/>
          <table:table-cell table:style-name="ce3" table:formula="of:=[.$Q5]*[.$R5]*([.$F$13]+1)*([.$F$13]+1)" office:value-type="float" office:value="102400" calcext:value-type="float">
            <text:p>102,400</text:p>
          </table:table-cell>
          <table:table-cell table:style-name="ce8" table:formula="of:=2*ABS([.I35]-[.$I$36])" office:value-type="float" office:value="0.00000000862858872026362" calcext:value-type="float">
            <text:p>8.63E-9</text:p>
          </table:table-cell>
          <table:table-cell table:style-name="ce13" table:formula="of:=(LOG([.F17])-LOG([.F16]))/(LOG([.J35])-LOG([.J34]))" office:value-type="float" office:value="7.24474432190265" calcext:value-type="float">
            <text:p>7.2</text:p>
          </table:table-cell>
          <table:table-cell office:value-type="string" calcext:value-type="string">
            <text:p>ref4</text:p>
          </table:table-cell>
          <table:table-cell table:style-name="ce18"/>
          <table:table-cell table:formula="of:=1/SQRT([.E10])" office:value-type="float" office:value="0.00130208333333333" calcext:value-type="float">
            <text:p>0.0013020833</text:p>
          </table:table-cell>
          <table:table-cell table:formula="of:=2*[.I17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style-name="ce3" table:formula="of:=[.$Q6]*[.$R6]*([.B$13]+1)*([.B$13]+1)" office:value-type="float" office:value="262144" calcext:value-type="float">
            <text:p>262,144</text:p>
          </table:table-cell>
          <table:table-cell table:style-name="ce8" table:formula="of:=2*ABS([.I26]-[.$I$36])" office:value-type="float" office:value="0.00000000589774170126067" calcext:value-type="float">
            <text:p>5.90E-9</text:p>
          </table:table-cell>
          <table:table-cell table:style-name="ce13" table:formula="of:=(LOG([.B18])-LOG([.B17]))/(LOG([.J26])-LOG([.J25]))" office:value-type="float" office:value="4.58435067859923" calcext:value-type="float">
            <text:p>4.6</text:p>
          </table:table-cell>
          <table:table-cell/>
          <table:table-cell table:style-name="ce3" table:formula="of:=[.$Q6]*[.$R6]*([.$F$13]+1)*([.$F$13]+1)" office:value-type="float" office:value="409600" calcext:value-type="float">
            <text:p>409,600</text:p>
          </table:table-cell>
          <table:table-cell table:style-name="ce8" table:formula="of:=2*ABS([.I36]-[.$I$36])" office:value-type="float" office:value="0" calcext:value-type="float">
            <text:p>0.00E+0</text:p>
          </table:table-cell>
          <table:table-cell table:style-name="ce13"/>
          <table:table-cell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4"/>
        </table:table-row>
        <table:table-row table:style-name="ro3">
          <table:table-cell table:style-name="ce3" table:formula="of:=[.$Q7]*[.$R7]*([.B$13]+1)*([.B$13]+1)" office:value-type="float" office:value="1048576" calcext:value-type="float">
            <text:p>1,048,576</text:p>
          </table:table-cell>
          <table:table-cell table:style-name="ce8" table:formula="of:=2*ABS([.I27]-[.$I$36])" office:value-type="float" office:value="0.0104325366931673" calcext:value-type="float">
            <text:p>1.04E-2</text:p>
          </table:table-cell>
          <table:table-cell table:style-name="ce13" table:formula="of:=(LOG([.B19])-LOG([.B18]))/(LOG([.J27])-LOG([.J26]))" office:value-type="float" office:value="-20.7544240198409" calcext:value-type="float">
            <text:p>-20.8</text:p>
          </table:table-cell>
          <table:table-cell/>
          <table:table-cell table:style-name="ce3" table:formula="of:=[.$Q7]*[.$R7]*([.$F$13]+1)*([.$F$13]+1)" office:value-type="float" office:value="1638400" calcext:value-type="float">
            <text:p>1,638,400</text:p>
          </table:table-cell>
          <table:table-cell table:style-name="ce8" table:formula="of:=2*ABS([.I37]-[.$I$36])" office:value-type="float" office:value="0.0104325366931673" calcext:value-type="float">
            <text:p>1.04E-2</text:p>
          </table:table-cell>
          <table:table-cell table:style-name="ce13"/>
          <table:table-cell table:number-columns-repeated="17"/>
        </table:table-row>
        <table:table-row table:style-name="ro3">
          <table:table-cell table:style-name="ce4" table:formula="of:=[.$Q8]*[.$R8]*([.B$13]+1)*([.B$13]+1)" office:value-type="float" office:value="4194304" calcext:value-type="float">
            <text:p>4,194,304</text:p>
          </table:table-cell>
          <table:table-cell table:style-name="ce8" table:formula="of:=2*ABS([.I28]-[.$I$36])" office:value-type="float" office:value="0.0104325366931673" calcext:value-type="float">
            <text:p>1.04E-2</text:p>
          </table:table-cell>
          <table:table-cell table:style-name="ce14" table:formula="of:=(LOG([.B20])-LOG([.B19]))/(LOG([.J28])-LOG([.J27]))" office:value-type="float" office:value="-0" calcext:value-type="float">
            <text:p>0.0</text:p>
          </table:table-cell>
          <table:table-cell/>
          <table:table-cell table:style-name="ce4" table:formula="of:=[.$Q8]*[.$R8]*([.$F$13]+1)*([.$F$13]+1)" office:value-type="float" office:value="6553600" calcext:value-type="float">
            <text:p>6,553,600</text:p>
          </table:table-cell>
          <table:table-cell table:style-name="ce8" table:formula="of:=2*ABS([.I38]-[.$I$36])" office:value-type="float" office:value="0.0104325366931673" calcext:value-type="float">
            <text:p>1.04E-2</text:p>
          </table:table-cell>
          <table:table-cell table:style-name="ce14"/>
          <table:table-cell table:style-name="ce17"/>
          <table:table-cell table:number-columns-repeated="16"/>
        </table:table-row>
        <table:table-row table:style-name="ro4">
          <table:table-cell table:number-columns-repeated="8"/>
          <table:table-cell office:value-type="string" calcext:value-type="string">
            <text:p>P=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ref0</text:p>
          </table:table-cell>
          <table:table-cell table:style-name="ce18" office:value-type="float" office:value="0.0053090727448712" calcext:value-type="float">
            <text:p>5.31E-03</text:p>
          </table:table-cell>
          <table:table-cell table:formula="of:=1/SQRT([.A15])" office:value-type="float" office:value="0.015625" calcext:value-type="float">
            <text:p>0.015625</text:p>
          </table:table-cell>
          <table:table-cell table:formula="of:=2*[.I23]" office:value-type="float" office:value="0.0106181454897424" calcext:value-type="float">
            <text:p>0.0106181455</text:p>
          </table:table-cell>
          <table:table-cell/>
          <table:table-cell office:value-type="string" calcext:value-type="string">
            <text:p>Slope 6</text:p>
          </table:table-cell>
          <table:table-cell table:formula="of:=[.J23]*[.N21]" office:value-type="float" office:value="0.015625" calcext:value-type="float">
            <text:p>0.015625</text:p>
          </table:table-cell>
          <table:table-cell table:style-name="ce5" table:formula="of:=[.B15]" office:value-type="float" office:value="0.000185608796575119" calcext:value-type="float">
            <text:p>1.86E-004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ref1</text:p>
          </table:table-cell>
          <table:table-cell table:style-name="ce18" office:value-type="float" office:value="0.00521776817042761" calcext:value-type="float">
            <text:p>5.22E-03</text:p>
          </table:table-cell>
          <table:table-cell table:formula="of:=1/SQRT([.A16])" office:value-type="float" office:value="0.0078125" calcext:value-type="float">
            <text:p>0.0078125</text:p>
          </table:table-cell>
          <table:table-cell table:formula="of:=2*[.I24]" office:value-type="float" office:value="0.0104355363408552" calcext:value-type="float">
            <text:p>0.01043553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6]*[.N21]" office:value-type="float" office:value="0.001953125" calcext:value-type="float">
            <text:p>0.001953125</text:p>
          </table:table-cell>
          <table:table-cell table:formula="of:=10^(LOG([.O23])+[.M24]*(LOG([.N24])-LOG([.N23])))" office:value-type="float" office:value="0.000000000708041368771052" calcext:value-type="float">
            <text:p>7.08041368771052E-10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ref2</text:p>
          </table:table-cell>
          <table:table-cell table:style-name="ce18" office:value-type="float" office:value="0.00521633908947685" calcext:value-type="float">
            <text:p>5.22E-03</text:p>
          </table:table-cell>
          <table:table-cell table:formula="of:=1/SQRT([.A17])" office:value-type="float" office:value="0.00390625" calcext:value-type="float">
            <text:p>0.00390625</text:p>
          </table:table-cell>
          <table:table-cell table:formula="of:=2*[.I25]" office:value-type="float" office:value="0.0104326781789537" calcext:value-type="float">
            <text:p>0.0104326782</text:p>
          </table:table-cell>
          <table:table-cell table:number-columns-repeated="13"/>
        </table:table-row>
        <table:table-row table:style-name="ro3">
          <table:table-cell table:number-columns-repeated="7"/>
          <table:table-cell office:value-type="string" calcext:value-type="string">
            <text:p>ref3</text:p>
          </table:table-cell>
          <table:table-cell table:style-name="ce18" office:value-type="float" office:value="0.00521626539771279" calcext:value-type="float">
            <text:p>5.22E-03</text:p>
          </table:table-cell>
          <table:table-cell table:formula="of:=1/SQRT([.A18])" office:value-type="float" office:value="0.001953125" calcext:value-type="float">
            <text:p>0.001953125</text:p>
          </table:table-cell>
          <table:table-cell table:formula="of:=2*[.I26]" office:value-type="float" office:value="0.0104325307954256" calcext:value-type="float">
            <text:p>0.0104325308</text:p>
          </table:table-cell>
          <table:table-cell table:number-columns-repeated="13"/>
        </table:table-row>
        <table:table-row table:style-name="ro4">
          <table:table-cell table:number-columns-repeated="7"/>
          <table:table-cell office:value-type="string" calcext:value-type="string">
            <text:p>ref4</text:p>
          </table:table-cell>
          <table:table-cell table:style-name="ce19"/>
          <table:table-cell table:formula="of:=1/SQRT([.A19])" office:value-type="float" office:value="0.0009765625" calcext:value-type="float">
            <text:p>0.0009765625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7"/>
          <table:table-cell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4"/>
        </table:table-row>
        <table:table-row table:style-name="ro4">
          <table:table-cell table:style-name="ce5"/>
          <table:table-cell table:number-columns-repeated="6"/>
          <table:table-cell table:style-name="Default"/>
          <table:table-cell table:number-columns-repeated="16"/>
        </table:table-row>
        <table:table-row table:style-name="ro4">
          <table:table-cell table:number-columns-repeated="7"/>
          <table:table-cell table:style-name="Default"/>
          <table:table-cell table:number-columns-repeated="16"/>
        </table:table-row>
        <table:table-row table:style-name="ro4">
          <table:table-cell table:number-columns-repeated="7"/>
          <table:table-cell table:style-name="Default"/>
          <table:table-cell office:value-type="string" calcext:value-type="string">
            <text:p>P=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7"/>
          <table:table-cell table:style-name="Default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ref0</text:p>
          </table:table-cell>
          <table:table-cell table:style-name="ce18" office:value-type="float" office:value="0.00524196179125501" calcext:value-type="float">
            <text:p>5.24E-03</text:p>
          </table:table-cell>
          <table:table-cell table:formula="of:=1/SQRT([.E15])" office:value-type="float" office:value="0.0125" calcext:value-type="float">
            <text:p>0.0125</text:p>
          </table:table-cell>
          <table:table-cell table:formula="of:=2*[.I33]" office:value-type="float" office:value="0.01048392358251" calcext:value-type="float">
            <text:p>0.0104839236</text:p>
          </table:table-cell>
          <table:table-cell/>
          <table:table-cell office:value-type="string" calcext:value-type="string">
            <text:p>Slope 8</text:p>
          </table:table-cell>
          <table:table-cell table:formula="of:=[.J33]*[.N31]" office:value-type="float" office:value="0.0125" calcext:value-type="float">
            <text:p>0.0125</text:p>
          </table:table-cell>
          <table:table-cell table:style-name="ce5" table:formula="of:=[.F15]" office:value-type="float" office:value="0.0000513868893427388" calcext:value-type="float">
            <text:p>5.14E-005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ref1</text:p>
          </table:table-cell>
          <table:table-cell table:style-name="ce18" office:value-type="float" office:value="0.0052169226740112" calcext:value-type="float">
            <text:p>5.22E-03</text:p>
          </table:table-cell>
          <table:table-cell table:formula="of:=1/SQRT([.E16])" office:value-type="float" office:value="0.00625" calcext:value-type="float">
            <text:p>0.00625</text:p>
          </table:table-cell>
          <table:table-cell table:formula="of:=2*[.I34]" office:value-type="float" office:value="0.0104338453480224" calcext:value-type="float">
            <text:p>0.010433845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35]*[.N31]" office:value-type="float" office:value="0.003125" calcext:value-type="float">
            <text:p>0.003125</text:p>
          </table:table-cell>
          <table:table-cell table:formula="of:=10^(LOG([.O33])+[.M34]*(LOG([.N34])-LOG([.N33])))" office:value-type="float" office:value="0.000000000784101705058881" calcext:value-type="float">
            <text:p>7.84101705058881E-10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ref2</text:p>
          </table:table-cell>
          <table:table-cell table:style-name="ce18" office:value-type="float" office:value="0.005216272660878" calcext:value-type="float">
            <text:p>5.22E-03</text:p>
          </table:table-cell>
          <table:table-cell table:formula="of:=1/SQRT([.E17])" office:value-type="float" office:value="0.003125" calcext:value-type="float">
            <text:p>0.003125</text:p>
          </table:table-cell>
          <table:table-cell table:formula="of:=2*[.I35]" office:value-type="float" office:value="0.010432545321756" calcext:value-type="float">
            <text:p>0.0104325453</text:p>
          </table:table-cell>
          <table:table-cell table:number-columns-repeated="13"/>
        </table:table-row>
        <table:table-row table:style-name="ro3">
          <table:table-cell table:number-columns-repeated="7"/>
          <table:table-cell office:value-type="string" calcext:value-type="string">
            <text:p>ref3</text:p>
          </table:table-cell>
          <table:table-cell table:style-name="ce18" office:value-type="float" office:value="0.00521626834658364" calcext:value-type="float">
            <text:p>5.22E-03</text:p>
          </table:table-cell>
          <table:table-cell table:formula="of:=1/SQRT([.E18])" office:value-type="float" office:value="0.0015625" calcext:value-type="float">
            <text:p>0.0015625</text:p>
          </table:table-cell>
          <table:table-cell table:formula="of:=2*[.I36]" office:value-type="float" office:value="0.0104325366931673" calcext:value-type="float">
            <text:p>0.0104325367</text:p>
          </table:table-cell>
          <table:table-cell table:number-columns-repeated="13"/>
        </table:table-row>
        <table:table-row table:style-name="ro3">
          <table:table-cell table:number-columns-repeated="7"/>
          <table:table-cell office:value-type="string" calcext:value-type="string">
            <text:p>ref4</text:p>
          </table:table-cell>
          <table:table-cell table:style-name="ce20"/>
          <table:table-cell table:formula="of:=1/SQRT([.E19])" office:value-type="float" office:value="0.00078125" calcext:value-type="float">
            <text:p>0.00078125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7"/>
          <table:table-cell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4"/>
        </table:table-row>
        <table:table-row table:style-name="ro4">
          <table:table-cell table:number-columns-repeated="7"/>
          <table:table-cell table:style-name="Default"/>
          <table:table-cell table:number-columns-repeated="16"/>
        </table:table-row>
        <table:table-row table:style-name="ro4">
          <table:table-cell table:number-columns-repeated="7"/>
          <table:table-cell table:style-name="Default"/>
          <table:table-cell table:style-name="ce5"/>
          <table:table-cell table:number-columns-repeated="15"/>
        </table:table-row>
        <table:table-row table:style-name="ro4" table:number-rows-repeated="11">
          <table:table-cell table:number-columns-repeated="7"/>
          <table:table-cell table:style-name="Default"/>
          <table:table-cell table:number-columns-repeated="16"/>
        </table:table-row>
        <table:table-row table:style-name="ro4">
          <table:table-cell office:value-type="string" calcext:value-type="string">
            <text:p>Fluent</text:p>
          </table:table-cell>
          <table:table-cell table:number-columns-repeated="6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15" office:value-type="string" calcext:value-type="string">
            <text:p>Slope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0.11125408" calcext:value-type="float">
            <text:p>0.11125408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7])" office:value-type="float" office:value="0.11125408" calcext:value-type="float">
            <text:p>0.11125408</text:p>
          </table:table-cell>
          <table:table-cell table:style-name="ce16"/>
          <table:table-cell table:number-columns-repeated="2"/>
          <table:table-cell table:style-name="Default"/>
          <table:table-cell table:number-columns-repeated="16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float" office:value="0.027802493" calcext:value-type="float">
            <text:p>0.027802493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7])" office:value-type="float" office:value="0.027802493" calcext:value-type="float">
            <text:p>0.027802493</text:p>
          </table:table-cell>
          <table:table-cell table:style-name="ce16" table:formula="of:=(LOG([.D55])-LOG([.D54]))/(LOG([.C55])-LOG([.C54]))" office:value-type="float" office:value="2.00057208697877" calcext:value-type="float">
            <text:p>2.0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4">
          <table:table-cell office:value-type="float" office:value="32768" calcext:value-type="float">
            <text:p>32768</text:p>
          </table:table-cell>
          <table:table-cell office:value-type="float" office:value="0.011045528" calcext:value-type="float">
            <text:p>0.011045528</text:p>
          </table:table-cell>
          <table:table-cell table:formula="of:=1/SQRT([.A56])" office:value-type="float" office:value="0.0055242717280199" calcext:value-type="float">
            <text:p>0.0055242717</text:p>
          </table:table-cell>
          <table:table-cell table:formula="of:=ABS([.B56]-[.$K$37])" office:value-type="float" office:value="0.011045528" calcext:value-type="float">
            <text:p>0.011045528</text:p>
          </table:table-cell>
          <table:table-cell table:style-name="ce16" table:formula="of:=(LOG([.D56])-LOG([.D55]))/(LOG([.C56])-LOG([.C55]))" office:value-type="float" office:value="0.665875934187108" calcext:value-type="float">
            <text:p>0.7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4">
          <table:table-cell office:value-type="float" office:value="131072" calcext:value-type="float">
            <text:p>131072</text:p>
          </table:table-cell>
          <table:table-cell office:value-type="float" office:value="0.010691808" calcext:value-type="float">
            <text:p>0.010691808</text:p>
          </table:table-cell>
          <table:table-cell table:formula="of:=1/SQRT([.A57])" office:value-type="float" office:value="0.00276213586400995" calcext:value-type="float">
            <text:p>0.0027621359</text:p>
          </table:table-cell>
          <table:table-cell table:formula="of:=ABS([.B57]-[.$K$37])" office:value-type="float" office:value="0.010691808" calcext:value-type="float">
            <text:p>0.010691808</text:p>
          </table:table-cell>
          <table:table-cell table:style-name="ce16" table:formula="of:=(LOG([.D57])-LOG([.D56]))/(LOG([.C57])-LOG([.C56]))" office:value-type="float" office:value="0.0469565487887315" calcext:value-type="float">
            <text:p>0.0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4">
          <table:table-cell office:value-type="float" office:value="524288" calcext:value-type="float">
            <text:p>524288</text:p>
          </table:table-cell>
          <table:table-cell office:value-type="float" office:value="0.010650018" calcext:value-type="float">
            <text:p>0.010650018</text:p>
          </table:table-cell>
          <table:table-cell table:formula="of:=1/SQRT([.A58])" office:value-type="float" office:value="0.00138106793200498" calcext:value-type="float">
            <text:p>0.0013810679</text:p>
          </table:table-cell>
          <table:table-cell table:formula="of:=ABS([.B58]-[.$K$37])" office:value-type="float" office:value="0.010650018" calcext:value-type="float">
            <text:p>0.010650018</text:p>
          </table:table-cell>
          <table:table-cell table:style-name="ce16" table:formula="of:=(LOG([.D58])-LOG([.D57]))/(LOG([.C58])-LOG([.C57]))" office:value-type="float" office:value="0.00564996667249177" calcext:value-type="float">
            <text:p>0.0</text:p>
          </table:table-cell>
          <table:table-cell table:number-columns-repeated="2"/>
          <table:table-cell table:style-name="Default"/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22:34:27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2-21T22:38:07.457000000</dc:date>
    <meta:editing-duration>P24DT18H2M52S</meta:editing-duration>
    <meta:editing-cycles>91</meta:editing-cycles>
    <meta:generator>LibreOffice/5.0.4.2$Windows_X86_64 LibreOffice_project/2b9802c1994aa0b7dc6079e128979269cf95bc78</meta:generator>
    <meta:document-statistic meta:table-count="3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legend chart:legend-position="end" svg:x="12.802cm" svg:y="2.981cm" style:legend-expansion="high" chart:style-name="ch2"/>
        <chart:plot-area chart:style-name="ch3" table:cell-range-address="Sheet1.F15:Sheet1.F17 Sheet1.C54:Sheet1.D58 Sheet1.A52:Sheet1.A52 Sheet1.B4:Sheet1.B4 Sheet1.B6:Sheet1.B11 Sheet1.F4:Sheet1.F4 Sheet1.F6:Sheet1.F11 Sheet1.B13:Sheet1.B13 Sheet1.B15:Sheet1.B20 Sheet1.F13:Sheet1.F13 Sheet1.M3:Sheet1.M3 Sheet1.O3:Sheet1.O4 Sheet1.M13:Sheet1.M13 Sheet1.O13:Sheet1.O14 Sheet1.M23:Sheet1.M23 Sheet1.O23:Sheet1.O24 Sheet1.M33:Sheet1.M33 Sheet1.O33:Sheet1.O34" chart:data-source-has-labels="both" svg:x="1.317cm" svg:y="0.21cm" svg:width="11.179cm" svg:height="9.143cm">
          <chartooo:coordinate-region svg:x="3.13cm" svg:y="0.409cm" svg:width="9.366cm" svg:height="8.297cm"/>
          <chart:axis chart:dimension="x" chart:name="primary-x" chart:style-name="ch4" chartooo:axis-type="auto">
            <chart:title svg:x="6.756cm" svg:y="9.563cm" chart:style-name="ch5">
              <text:p>h</text:p>
            </chart:title>
            <chart:categories table:cell-range-address="Sheet1.F15:Sheet1.F17"/>
          </chart:axis>
          <chart:axis chart:dimension="y" chart:name="primary-y" chart:style-name="ch6">
            <chart:title svg:x="0.451cm" svg:y="5.434cm" chart:style-name="ch7">
              <text:p>Cd error</text:p>
            </chart:title>
            <chart:grid chart:style-name="ch8" chart:class="major"/>
          </chart:axis>
          <chart:series chart:style-name="ch9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0" chart:values-cell-range-address="Sheet1.B6:Sheet1.B11" chart:label-cell-address="Sheet1.B4:Sheet1.B4" chart:class="chart:scatter">
            <chart:domain table:cell-range-address="Sheet1.J3:Sheet1.J8"/>
            <chart:data-point chart:repeated="6"/>
          </chart:series>
          <chart:series chart:style-name="ch11" chart:values-cell-range-address="Sheet1.F6:Sheet1.F11" chart:label-cell-address="Sheet1.F4:Sheet1.F4" chart:class="chart:scatter">
            <chart:domain table:cell-range-address="Sheet1.J13:Sheet1.J18"/>
            <chart:data-point chart:repeated="6"/>
          </chart:series>
          <chart:series chart:style-name="ch12" chart:values-cell-range-address="Sheet1.B15:Sheet1.B20" chart:label-cell-address="Sheet1.B13:Sheet1.B13" chart:class="chart:scatter">
            <chart:domain table:cell-range-address="Sheet1.J23:Sheet1.J28"/>
            <chart:data-point chart:repeated="6"/>
          </chart:series>
          <chart:series chart:style-name="ch13" chart:values-cell-range-address="Sheet1.F15:Sheet1.F17" chart:label-cell-address="Sheet1.F13:Sheet1.F13" chart:class="chart:scatter">
            <chart:domain table:cell-range-address="Sheet1.J33:Sheet1.J37"/>
            <chart:data-point chart:repeated="5"/>
          </chart:series>
          <chart:series chart:style-name="ch14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14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14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14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</text:p>
                <draw:g>
                  <svg:desc>Sheet1.B4:Sheet1.B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2</text:p>
                <draw:g>
                  <svg:desc>Sheet1.F4:Sheet1.F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3</text:p>
                <draw:g>
                  <svg:desc>Sheet1.B13:Sheet1.B1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4</text:p>
                <draw:g>
                  <svg:desc>Sheet1.F13:Sheet1.F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513868893427388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D54:Sheet1.D58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244841104270049">
                <text:p>0.0244841104270049</text:p>
                <draw:g>
                  <svg:desc>Sheet1.B6:Sheet1.B11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00735389745223159">
                <text:p>0.000735389745223159</text:p>
                <draw:g>
                  <svg:desc>Sheet1.F6:Sheet1.F11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00185608796575119">
                <text:p>0.000185608796575119</text:p>
                <draw:g>
                  <svg:desc>Sheet1.B15:Sheet1.B20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000513868893427388">
                <text:p>0.0000513868893427388</text:p>
                <draw:g>
                  <svg:desc>Sheet1.F15:Sheet1.F17</svg:desc>
                </draw:g>
              </table:table-cell>
              <table:table-cell office:value-type="float" office:value="0.03125">
                <text:p>0.03125</text:p>
                <draw:g>
                  <svg:desc>Sheet1.N3:Sheet1.N4</svg:desc>
                </draw:g>
              </table:table-cell>
              <table:table-cell office:value-type="float" office:value="0.0244841104270049">
                <text:p>0.0244841104270049</text:p>
                <draw:g>
                  <svg:desc>Sheet1.O3:Sheet1.O4</svg:desc>
                </draw:g>
              </table:table-cell>
              <table:table-cell office:value-type="float" office:value="0.0208333333333333">
                <text:p>0.0208333333333333</text:p>
                <draw:g>
                  <svg:desc>Sheet1.N13:Sheet1.N14</svg:desc>
                </draw:g>
              </table:table-cell>
              <table:table-cell office:value-type="float" office:value="0.000735389745223159">
                <text:p>0.000735389745223159</text:p>
                <draw:g>
                  <svg:desc>Sheet1.O13:Sheet1.O14</svg:desc>
                </draw:g>
              </table:table-cell>
              <table:table-cell office:value-type="float" office:value="0.015625">
                <text:p>0.015625</text:p>
                <draw:g>
                  <svg:desc>Sheet1.N23:Sheet1.N24</svg:desc>
                </draw:g>
              </table:table-cell>
              <table:table-cell office:value-type="float" office:value="0.000185608796575119">
                <text:p>0.000185608796575119</text:p>
                <draw:g>
                  <svg:desc>Sheet1.O23:Sheet1.O24</svg:desc>
                </draw:g>
              </table:table-cell>
              <table:table-cell office:value-type="float" office:value="0.0125">
                <text:p>0.0125</text:p>
                <draw:g>
                  <svg:desc>Sheet1.N33:Sheet1.N34</svg:desc>
                </draw:g>
              </table:table-cell>
              <table:table-cell office:value-type="float" office:value="0.0000513868893427388">
                <text:p>0.0000513868893427388</text:p>
                <draw:g>
                  <svg:desc>Sheet1.O33:Sheet1.O34</svg:desc>
                </draw:g>
              </table:table-cell>
            </table:table-row>
            <table:table-row>
              <table:table-cell office:value-type="float" office:value="0.00000130865485511826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0535717547034238">
                <text:p>0.00535717547034238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12881616832958">
                <text:p>0.000128816168329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029996476879398">
                <text:p>0.0000029996476879398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130865485511826">
                <text:p>0.00000130865485511826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23910264088872">
                <text:p>0.000023910264088872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0701322312567864">
                <text:p>0.000000000701322312567864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00708041368771052">
                <text:p>0.000000000708041368771052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000784101705058881">
                <text:p>0.000000000784101705058881</text:p>
              </table:table-cell>
            </table:table-row>
            <table:table-row>
              <table:table-cell office:value-type="float" office:value="0.00000000862858872026362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595247916678299">
                <text:p>0.00059524791667829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040744723547783">
                <text:p>0.0000040744723547783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0141485786420148">
                <text:p>0.000000141485786420148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00862858872026362">
                <text:p>0.0000000086285887202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424201405046579">
                <text:p>0.0000424201405046579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00181614401857655">
                <text:p>0.00000018161440185765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0589774170126067">
                <text:p>0.00000000589774170126067</text:p>
              </table:table-cell>
              <table:table-cell office:value-type="float" office:value="0.0015625">
                <text:p>0.0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20391942724008">
                <text:p>0.0000020391942724008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104325366931673">
                <text:p>0.010432536693167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104325366931673">
                <text:p>0.0104325366931673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104325366931673">
                <text:p>0.0104325366931673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104325366931673">
                <text:p>0.0104325366931673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104325366931673">
                <text:p>0.010432536693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1" chart:maximum="0.0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legend chart:legend-position="end" svg:x="13.013cm" svg:y="3.977cm" style:legend-expansion="high" chart:style-name="ch2"/>
        <chart:plot-area chart:style-name="ch3" table:cell-range-address="Sheet1.F15:Sheet1.F17 Sheet1.B54:Sheet1.C58 Sheet1.A52:Sheet1.A52 Sheet1.B4:Sheet1.B4 Sheet1.K3:Sheet1.K8 Sheet1.F4:Sheet1.F4 Sheet1.K13:Sheet1.K18 Sheet1.B13:Sheet1.B13 Sheet1.K23:Sheet1.K28 Sheet1.F13:Sheet1.F13 Sheet1.K33:Sheet1.K38" chart:data-source-has-labels="both" svg:x="1.317cm" svg:y="0.21cm" svg:width="11.39cm" svg:height="9.143cm">
          <chartooo:coordinate-region svg:x="2.6cm" svg:y="0.409cm" svg:width="10.107cm" svg:height="8.297cm"/>
          <chart:axis chart:dimension="x" chart:name="primary-x" chart:style-name="ch4" chartooo:axis-type="auto">
            <chart:title svg:x="6.862cm" svg:y="9.563cm" chart:style-name="ch5">
              <text:p>h</text:p>
            </chart:title>
            <chart:categories table:cell-range-address="Sheet1.F15:Sheet1.F17"/>
          </chart:axis>
          <chart:axis chart:dimension="y" chart:name="primary-y" chart:style-name="ch6">
            <chart:title svg:x="0.451cm" svg:y="5.434cm" chart:style-name="ch7">
              <text:p>Cd error</text:p>
            </chart:title>
            <chart:grid chart:style-name="ch8" chart:class="major"/>
          </chart:axis>
          <chart:series chart:style-name="ch9" chart:values-cell-range-address="Sheet1.B54:Sheet1.B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0" chart:values-cell-range-address="Sheet1.K3:Sheet1.K8" chart:label-cell-address="Sheet1.B4:Sheet1.B4" chart:class="chart:scatter">
            <chart:domain table:cell-range-address="Sheet1.J3:Sheet1.J8"/>
            <chart:data-point chart:repeated="6"/>
          </chart:series>
          <chart:series chart:style-name="ch11" chart:values-cell-range-address="Sheet1.K13:Sheet1.K18" chart:label-cell-address="Sheet1.F4:Sheet1.F4" chart:class="chart:scatter">
            <chart:domain table:cell-range-address="Sheet1.J13:Sheet1.J18"/>
            <chart:data-point chart:repeated="6"/>
          </chart:series>
          <chart:series chart:style-name="ch12" chart:values-cell-range-address="Sheet1.K23:Sheet1.K28" chart:label-cell-address="Sheet1.B13:Sheet1.B13" chart:class="chart:scatter">
            <chart:domain table:cell-range-address="Sheet1.J23:Sheet1.J28"/>
            <chart:data-point chart:repeated="6"/>
          </chart:series>
          <chart:series chart:style-name="ch13" chart:values-cell-range-address="Sheet1.K33:Sheet1.K38" chart:label-cell-address="Sheet1.F13:Sheet1.F13" chart:class="chart:scatter">
            <chart:domain table:cell-range-address="Sheet1.J33:Sheet1.J37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</text:p>
                <draw:g>
                  <svg:desc>Sheet1.B4:Sheet1.B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2</text:p>
                <draw:g>
                  <svg:desc>Sheet1.F4:Sheet1.F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3</text:p>
                <draw:g>
                  <svg:desc>Sheet1.B13:Sheet1.B1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4</text:p>
                <draw:g>
                  <svg:desc>Sheet1.F13:Sheet1.F13</svg:desc>
                </draw:g>
              </table:table-cell>
            </table:table-row>
          </table:table-header-rows>
          <table:table-rows>
            <table:table-row>
              <table:table-cell office:value-type="float" office:value="0.0000513868893427388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B54:Sheet1.B58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349166471201722">
                <text:p>0.0349166471201722</text:p>
                <draw:g>
                  <svg:desc>Sheet1.K3:Sheet1.K8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111679264383904">
                <text:p>0.0111679264383904</text:p>
                <draw:g>
                  <svg:desc>Sheet1.K13:Sheet1.K18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106181454897424">
                <text:p>0.0106181454897424</text:p>
                <draw:g>
                  <svg:desc>Sheet1.K23:Sheet1.K28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1048392358251">
                <text:p>0.01048392358251</text:p>
                <draw:g>
                  <svg:desc>Sheet1.K33:Sheet1.K38</svg:desc>
                </draw:g>
              </table:table-cell>
            </table:table-row>
            <table:table-row>
              <table:table-cell office:value-type="float" office:value="0.00000130865485511826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157897121635097">
                <text:p>0.0157897121635097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105613528614969">
                <text:p>0.010561352861496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4355363408552">
                <text:p>0.0104355363408552</text:p>
              </table:table-cell>
              <table:table-cell office:value-type="float" office:value="0.00625">
                <text:p>0.00625</text:p>
              </table:table-cell>
              <table:table-cell office:value-type="float" office:value="0.0104338453480224">
                <text:p>0.0104338453480224</text:p>
              </table:table-cell>
            </table:table-row>
            <table:table-row>
              <table:table-cell office:value-type="float" office:value="0.00000000862858872026362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10277846098456">
                <text:p>0.0110277846098456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">
                <text:p>0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326781789537">
                <text:p>0.0104326781789537</text:p>
              </table:table-cell>
              <table:table-cell office:value-type="float" office:value="0.003125">
                <text:p>0.003125</text:p>
              </table:table-cell>
              <table:table-cell office:value-type="float" office:value="0.010432545321756">
                <text:p>0.010432545321756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749568336719">
                <text:p>0.0104749568336719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104327183075691">
                <text:p>0.0104327183075691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325307954256">
                <text:p>0.010432530795425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104325366931673">
                <text:p>0.0104325366931673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304974988949">
                <text:p>0.0104304974988949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">
                <text:p>0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">
                <text:p>0</text:p>
              </table:table-cell>
              <table:table-cell office:value-type="float" office:value="0.00078125">
                <text:p>0.0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